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E00000021BD3730A44EA7C9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106cm" svg:height="2.231cm" svg:x="2.397cm" svg:y="8.589cm">
          <draw:image xlink:href="Pictures/10000201000000EE00000021BD3730A44EA7C9AB.png" xlink:type="simple" xlink:show="embed" xlink:actuate="onLoad">
            <text:p/>
          </draw:image>
        </draw:frame>
        <draw:frame draw:style-name="gr2" draw:text-style-name="P2" draw:layer="layout" svg:width="2.54cm" svg:height="1.143cm" draw:transform="rotate (1.5707963267949) translate (3.205cm 9.001cm)">
          <draw:text-box>
            <text:p>Cross</text:p>
          </draw:text-box>
        </draw:frame>
        <draw:frame draw:style-name="gr3" draw:text-style-name="P2" draw:layer="layout" svg:width="4.445cm" svg:height="1.673cm" draw:transform="rotate (1.5707963267949) translate (5.218cm 9.001cm)">
          <draw:text-box>
            <text:p>Cbat point (Battery)</text:p>
          </draw:text-box>
        </draw:frame>
        <draw:frame draw:style-name="gr3" draw:text-style-name="P2" draw:layer="layout" svg:width="4.318cm" svg:height="1.673cm" draw:transform="rotate (1.5707963267949) translate (7.704cm 9.001cm)">
          <draw:text-box>
            <text:p>Generic point</text:p>
          </draw:text-box>
        </draw:frame>
        <draw:frame draw:style-name="gr3" draw:text-style-name="P2" draw:layer="layout" svg:width="4.445cm" svg:height="1.673cm" draw:transform="rotate (1.5707963267949) translate (9.814cm 9.001cm)">
          <draw:text-box>
            <text:p>Magnet point</text:p>
          </draw:text-box>
        </draw:frame>
        <draw:frame draw:style-name="gr3" draw:text-style-name="P2" draw:layer="layout" svg:width="3.81cm" svg:height="1.673cm" draw:transform="rotate (1.5707963267949) translate (12.095cm 9.001cm)">
          <draw:text-box>
            <text:p>Start point</text:p>
          </draw:text-box>
        </draw:frame>
        <draw:frame draw:style-name="gr3" draw:text-style-name="P2" draw:layer="layout" svg:width="3.81cm" svg:height="1.673cm" draw:transform="rotate (1.5707963267949) translate (14.059cm 9.001cm)">
          <draw:text-box>
            <text:p>User point</text:p>
          </draw:text-box>
        </draw:frame>
        <draw:frame draw:style-name="gr3" draw:text-style-name="P2" draw:layer="layout" svg:width="4.953cm" svg:height="1.673cm" draw:transform="rotate (1.5707963267949) translate (16.218cm 9.001cm)">
          <draw:text-box>
            <text:p>Array of poin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12:53:11.814000000</meta:creation-date>
    <dc:date>2018-03-14T13:03:46.380000000</dc:date>
    <meta:editing-duration>PT4S</meta:editing-duration>
    <meta:editing-cycles>1</meta:editing-cycles>
    <meta:document-statistic meta:object-count="8"/>
    <meta:generator>LibreOffice/6.0.2.1$Windows_X86_64 LibreOffice_project/f7f06a8f319e4b62f9bc5095aa112a65d2f3ac89</meta:generator>
  </office:meta>
</office:document-meta>
</file>